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fo:font-weight="bold" style:font-weight-asian="bold" style:text-underline-type="single" style:text-underline-style="solid" style:text-underline-width="auto" style:text-underline-mode="continuous" fo:language="en" fo:country="US"/>
    </style:style>
    <style:style style:name="P2" style:parent-style-name="Normal" style:family="paragraph">
      <style:paragraph-properties fo:text-align="center" fo:line-height="150%"/>
      <style:text-properties fo:font-weight="bold" style:font-weight-asian="bold" style:text-underline-type="single" style:text-underline-style="solid" style:text-underline-width="auto" style:text-underline-mode="continuous"/>
    </style:style>
    <style:style style:name="P3" style:parent-style-name="Normal" style:family="paragraph">
      <style:paragraph-properties fo:line-height="150%"/>
    </style:style>
    <style:style style:name="P4" style:parent-style-name="Normal" style:family="paragraph">
      <style:paragraph-properties fo:line-height="150%" fo:text-indent="0.4916in"/>
    </style:style>
    <style:style style:name="P5" style:parent-style-name="Normal" style:family="paragraph">
      <style:paragraph-properties fo:line-height="150%" fo:text-indent="0.4916in"/>
    </style:style>
    <style:style style:name="P6" style:parent-style-name="Normal" style:family="paragraph">
      <style:paragraph-properties fo:line-height="150%" fo:text-indent="0.4916in"/>
    </style:style>
    <style:style style:name="P7" style:parent-style-name="Normal" style:family="paragraph">
      <style:paragraph-properties fo:line-height="150%" fo:text-indent="0.4916in"/>
    </style:style>
    <style:style style:name="P8" style:parent-style-name="Normal" style:family="paragraph">
      <style:paragraph-properties fo:line-height="150%" fo:text-indent="0.4916in"/>
    </style:style>
    <style:style style:name="P9" style:parent-style-name="Normal" style:family="paragraph">
      <style:paragraph-properties fo:line-height="150%" fo:text-indent="0.4916in"/>
    </style:style>
    <style:style style:name="P10" style:parent-style-name="Normal" style:family="paragraph">
      <style:paragraph-properties fo:line-height="150%" fo:text-indent="0.4916in"/>
    </style:style>
    <style:style style:name="P11" style:parent-style-name="Normal" style:family="paragraph">
      <style:paragraph-properties fo:line-height="150%"/>
    </style:style>
    <style:style style:name="P12" style:parent-style-name="Normal" style:family="paragraph">
      <style:paragraph-properties fo:text-align="center" fo:line-height="150%" fo:text-indent="0.4916in">
        <style:tab-stops>
          <style:tab-stop style:type="left" style:position="2.0916in"/>
        </style:tab-stops>
      </style:paragraph-properties>
    </style:style>
    <style:style style:name="T13" style:parent-style-name="Policepardéfaut" style:family="text">
      <style:text-properties fo:font-weight="bold" style:font-weight-asian="bold" style:text-underline-type="single" style:text-underline-style="solid" style:text-underline-width="auto" style:text-underline-mode="continuous"/>
    </style:style>
    <style:style style:name="T14"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P15" style:parent-style-name="Normal" style:family="paragraph">
      <style:paragraph-properties fo:line-height="150%" fo:text-indent="0.4916in">
        <style:tab-stops>
          <style:tab-stop style:type="left" style:position="2.0916in"/>
        </style:tab-stops>
      </style:paragraph-properties>
    </style:style>
    <style:style style:name="P16" style:parent-style-name="Normal" style:family="paragraph">
      <style:paragraph-properties fo:line-height="150%" fo:text-indent="0.4916in"/>
    </style:style>
    <style:style style:name="P17" style:parent-style-name="Normal" style:family="paragraph">
      <style:paragraph-properties fo:line-height="150%" fo:text-indent="0.4916in"/>
    </style:style>
    <style:style style:name="P18" style:parent-style-name="Normal" style:family="paragraph">
      <style:paragraph-properties fo:line-height="150%" fo:text-indent="0.4916in"/>
    </style:style>
    <style:style style:name="P19" style:parent-style-name="Normal" style:family="paragraph">
      <style:paragraph-properties fo:text-align="center" fo:line-height="150%" fo:text-indent="0.4916in"/>
      <style:text-properties fo:font-weight="bold" style:font-weight-asian="bold" style:text-underline-type="single" style:text-underline-style="solid" style:text-underline-width="auto" style:text-underline-mode="continuous"/>
    </style:style>
    <style:style style:name="P20" style:parent-style-name="Normal" style:family="paragraph">
      <style:paragraph-properties fo:text-align="center" fo:line-height="150%" fo:text-indent="0.4916in"/>
      <style:text-properties fo:font-weight="bold" style:font-weight-asian="bold" style:text-underline-type="single" style:text-underline-style="solid" style:text-underline-width="auto" style:text-underline-mode="continuous"/>
    </style:style>
    <style:style style:name="P21" style:parent-style-name="Normal" style:family="paragraph">
      <style:paragraph-properties fo:text-align="center" fo:line-height="150%" fo:text-indent="0.4916in"/>
      <style:text-properties fo:font-weight="bold" style:font-weight-asian="bold" style:text-underline-type="single" style:text-underline-style="solid" style:text-underline-width="auto" style:text-underline-mode="continuous"/>
    </style:style>
    <style:style style:name="P22" style:parent-style-name="Normal" style:family="paragraph">
      <style:paragraph-properties fo:text-align="center" fo:line-height="150%" fo:text-indent="0.4916in"/>
      <style:text-properties fo:color="#FF0000"/>
    </style:style>
    <style:style style:name="P23" style:parent-style-name="Normal" style:family="paragraph">
      <style:paragraph-properties fo:text-align="center" fo:line-height="150%" fo:text-indent="0.4916in"/>
      <style:text-properties fo:font-weight="bold" style:font-weight-asian="bold" style:text-underline-type="single" style:text-underline-style="solid" style:text-underline-width="auto" style:text-underline-mode="continuous"/>
    </style:style>
    <style:style style:name="P24" style:parent-style-name="Normal" style:family="paragraph">
      <style:paragraph-properties fo:text-align="center" fo:line-height="150%" fo:text-indent="0.4916in"/>
    </style:style>
    <style:style style:name="T25" style:parent-style-name="Policepardéfaut" style:family="text">
      <style:text-properties fo:font-weight="bold" style:font-weight-asian="bold" style:text-underline-type="single" style:text-underline-style="solid" style:text-underline-width="auto" style:text-underline-mode="continuous"/>
    </style:style>
    <style:style style:name="T26" style:parent-style-name="Policepardéfaut" style:family="text">
      <style:text-properties fo:font-weight="bold" style:font-weight-asian="bold" fo:color="#FF0000" style:text-underline-type="single" style:text-underline-style="solid" style:text-underline-width="auto" style:text-underline-mode="continuous"/>
    </style:style>
    <style:style style:name="P27" style:parent-style-name="Normal" style:family="paragraph">
      <style:paragraph-properties fo:line-height="150%" fo:text-indent="0.4916in"/>
    </style:style>
    <style:style style:name="P28" style:parent-style-name="Normal" style:family="paragraph">
      <style:paragraph-properties fo:line-height="150%"/>
    </style:style>
    <style:style style:name="P29" style:parent-style-name="Normal"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text-align="center" fo:line-height="150%"/>
      <style:text-properties fo:font-weight="bold" style:font-weight-asian="bold" style:text-underline-type="single" style:text-underline-style="solid" style:text-underline-width="auto" style:text-underline-mode="continuous"/>
    </style:style>
    <style:style style:name="P33" style:parent-style-name="Normal" style:family="paragraph">
      <style:paragraph-properties fo:line-height="150%"/>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line-height="150%" fo:text-indent="0.4916in"/>
    </style:style>
    <style:style style:name="P35" style:parent-style-name="Normal" style:family="paragraph">
      <style:paragraph-properties fo:line-height="150%"/>
    </style:style>
    <style:style style:name="P36" style:parent-style-name="Normal" style:family="paragraph">
      <style:paragraph-properties fo:line-height="150%"/>
    </style:style>
    <style:style style:name="T37" style:parent-style-name="Policepardéfaut" style:family="text">
      <style:text-properties fo:color="#FF0000"/>
    </style:style>
    <style:style style:name="P38" style:parent-style-name="Normal" style:family="paragraph">
      <style:paragraph-properties fo:line-height="150%"/>
    </style:style>
    <style:style style:name="P39" style:parent-style-name="Normal" style:family="paragraph">
      <style:paragraph-properties fo:line-height="150%" fo:text-indent="0.4916in"/>
    </style:style>
    <style:style style:name="P40" style:parent-style-name="Normal" style:family="paragraph">
      <style:paragraph-properties fo:line-height="150%" fo:text-indent="0.4916in"/>
    </style:style>
    <style:style style:name="P41" style:parent-style-name="Normal" style:family="paragraph">
      <style:paragraph-properties fo:line-height="150%" fo:text-indent="0.4916in"/>
    </style:style>
    <style:style style:name="P42" style:parent-style-name="Normal" style:family="paragraph">
      <style:paragraph-properties fo:line-height="150%" fo:text-indent="0.4916in"/>
    </style:style>
    <style:style style:name="P43" style:parent-style-name="Normal" style:family="paragraph">
      <style:paragraph-properties fo:line-height="150%" fo:text-indent="0.4916in"/>
    </style:style>
    <style:style style:name="P44" style:parent-style-name="Normal" style:family="paragraph">
      <style:paragraph-properties fo:line-height="150%" fo:text-indent="0.4916in"/>
    </style:style>
    <style:style style:name="P45" style:parent-style-name="Normal" style:family="paragraph">
      <style:paragraph-properties fo:line-height="150%" fo:text-indent="0.4916in"/>
    </style:style>
    <style:style style:name="P46" style:parent-style-name="Normal" style:family="paragraph">
      <style:paragraph-properties fo:line-height="150%" fo:text-indent="0.4916in"/>
    </style:style>
    <style:style style:name="P47" style:parent-style-name="Normal" style:family="paragraph">
      <style:paragraph-properties fo:line-height="150%" fo:text-indent="0.4916in"/>
    </style:style>
  </office:automatic-styles>
  <office:body>
    <office:text text:use-soft-page-breaks="true">
      <text:p text:style-name="P1"/>
      <text:p text:style-name="P2">INTRODUCTION GENERALE</text:p>
      <text:p text:style-name="P3"/>
      <text:p text:style-name="P4">Depuis peu, l'Informatique connait une évolution à l'échelle exponentielle. A son objectif initial qui était de faciliter et d'accélérer le calcul, se sont<text:s/>ajoutées de nombreuses fonctionnalités entre autres le contrôle et la commande de processus, la communication ou le partage de l'information, l’automatisation, ...</text:p>
      <text:p text:style-name="P5">Etymologiquement, ce terme vient de la contraction des mots &lt;&lt;information et automatique&gt;&gt; forgé en 1962 par Philippe DREYFUS, ce mot fut adopté et défini en 1966 à l'Académie Française de la manière ci-après : Science du traitement rationnel, notamment par des machines automatiques, de l'information considérée comme le support des connaissances<text:s/>humaines et des communications dans les domaines techniques, économiques et sociaux.</text:p>
      <text:p text:style-name="P6"><text:s/>Ayant pour rôle de traiter rapidement l'information, l'homme veut en faire appel car il a dans sa nature tendance à vouloir faciliter ses tâches courantes. L'entreprise ayant l'homme au centre de ses activités, a besoin d'utiliser les outils adéquats pour la rapidité de ses travaux et l'accroissement de sa productivité qui garantiront un maximum de sa rentabilité. C'est ainsi qu'aujourd'hui l'informatique Jour un rôle capital dans l'exercice des entreprises. Aucun type d’entreprise n'échappe à ce fait, toutes confondues ont besoin des Métiers de l'informatique.</text:p>
      <text:p text:style-name="P7"><text:s/>L'entreprise ayant des tas d'informations, la mise en place d'une stratégie de stockage s'avère indispensables pour son bon fonctionnement. Ainsi, l'informatique permet, de plusieurs manières, de répondre à ce besoin. Cela est possible entre autres grâce à la mise en place d'une application du système de gestion.</text:p>
      <text:p text:style-name="P8">Il est vrai qu’une entreprise touristique a un cycle de vie diffèrent des entreprises le plus connues, telles les entreprises industrielles ou commerciales. Toutefois cela n’empêche pas à l’informatique d’y jouer son rôle, celui d’aider à la prise de décision, a la rapidité du flux d’informations ou aux maintes activités qui peuvent s’y trouver.</text:p>
      <text:p text:style-name="P9"/>
      <text:p text:style-name="P10"/>
      <text:p text:style-name="P11"/>
      <text:p text:style-name="P12"><text:span text:style-name="T13">Objectif du travail (</text:span><text:span text:style-name="T14">à corriger)</text:span></text:p>
      <text:p text:style-name="P15"/>
      <text:p text:style-name="P16">Dans notre projet spécifique, nous nous concentrons sur la conception et la mise en œuvre d'une application de réservation de billets en ligne et de gestion des activités d'un jardin zoologique. Cette application vise à simplifier la réservation des billets pour les visiteurs tout en permettant au jardin zoologique de gérer efficacement ses activités.</text:p>
      <text:p text:style-name="P17"/>
      <text:p text:style-name="P18"/>
      <text:p text:style-name="P19"/>
      <text:p text:style-name="P20">Problématique</text:p>
      <text:p text:style-name="P21"/>
      <text:p text:style-name="P22">(Rechercher données)</text:p>
      <text:p text:style-name="P23"/>
      <text:p text:style-name="P24"><text:span text:style-name="T25">Hypothèse (</text:span><text:span text:style-name="T26">à corriger)</text:span></text:p>
      <text:p text:style-name="P27">Une hypothèse est une<text:s/>proposition visant à fournir une explication vraisemblable d’un ensemble de faits</text:p>
      <text:p text:style-name="P28"><text:tab/>Dans la recherche d’une solution informatique optimale, les spécifications fonctionnalités sont dans la plupart des cas une étape décisive</text:p>
      <text:p text:style-name="P29"><text:tab/>Si malgré les dispositions permettant d’éviter la mal organisation un système se retrouve lourdement embrouille, c’est soit à cause d’une piètre gestion ou du mauvais choix de ces outils</text:p>
      <text:p text:style-name="P30"><text:tab/>La<text:s/>tâche<text:s/>que nous saurons sera donc de faire un bon choix des outils et de les adapter au système étudie afin de résoudre convenablement à la problématique soulevée</text:p>
      <text:p text:style-name="P31"/>
      <text:p text:style-name="P32">Choix et intérêt du sujet</text:p>
      <text:p text:style-name="P33"/>
      <text:p text:style-name="P34">De nos jours les entreprises sont confrontées aux problèmes de stockage, manipulation et sécurité de données<text:s/></text:p>
      <text:p text:style-name="P35">Ainsi différentes solutions seront présentées avec<text:s/>le maximum de confrontation entre eux afin d’en tirer la solution optimale</text:p>
      <text:p text:style-name="P36">La multiplicité d’activités dans une entreprise touristique donne davantage raison<text:s/>à<text:s/>ce travail car l’unique application permettra de piloter les taches qui s’y effectuent. Il aura par exemple <text:span text:style-name="T37">… (Ajouter suite)</text:span></text:p>
      <text:p text:style-name="P38">C’est dans le souci d’apporter une contribution dans le monde professionnel et surtout<text:s/>à<text:s/>ceux qui ont besoin de faire appel<text:s/>à<text:s/>l’outil informatique dans la gestion de leurs activités que nous avons orienté notre sujet de la<text:s/>sorte</text:p>
      <text:p text:style-name="P39"/>
      <text:p text:style-name="P40"/>
      <text:p text:style-name="P41"/>
      <text:p text:style-name="P42"/>
      <text:p text:style-name="P43"/>
      <text:p text:style-name="P44"/>
      <text:p text:style-name="P45"/>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allah</meta:initial-creator>
    <dc:creator>FAB</dc:creator>
    <meta:creation-date>2023-07-06T05:22:00Z</meta:creation-date>
    <dc:date>2023-07-19T11:27:00Z</dc:date>
    <meta:template xlink:href="Normal" xlink:type="simple"/>
    <meta:editing-cycles>5</meta:editing-cycles>
    <meta:editing-duration>PT66840S</meta:editing-duration>
    <meta:document-statistic meta:page-count="1" meta:paragraph-count="7" meta:word-count="580" meta:character-count="3768" meta:row-count="26" meta:non-whitespace-character-count="3195"/>
  </office:meta>
</office:document-meta>
</file>